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14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Analysis of the track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vent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TrackID</text:p>
          </table:table-cell>
          <table:table-cell table:style-name="ce3" office:value-type="string" calcext:value-type="string">
            <text:p>Parent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neutro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tero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.34" calcext:value-type="float">
            <text:p>-8,34</text:p>
          </table:table-cell>
          <table:table-cell office:value-type="float" office:value="103.15" calcext:value-type="float">
            <text:p>103,15</text:p>
          </table:table-cell>
          <table:table-cell office:value-type="float" office:value="205.14" calcext:value-type="float">
            <text:p>205,14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tr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2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??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TrackID</text:p>
          </table:table-cell>
          <table:table-cell table:style-name="ce3" office:value-type="string" calcext:value-type="string">
            <text:p>Parent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style-name="ce3" office:value-type="string" calcext:value-type="string">
            <text:p>neutron</text:p>
          </table:table-cell>
          <table:table-cell table:style-name="ce3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eutron</text:p>
          </table:table-cell>
          <table:table-cell table:style-name="ce3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e3</text:p>
          </table:table-cell>
          <table:table-cell table:style-name="ce3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uteron</text:p>
          </table:table-cell>
          <table:table-cell table:style-name="ce3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oton</text:p>
          </table:table-cell>
          <table:table-cell table:style-name="ce3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eutron</text:p>
          </table:table-cell>
          <table:table-cell table:style-name="ce3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eutron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oton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eutron</text:p>
          </table:table-cell>
          <table:table-cell table:style-name="ce3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eutron</text:p>
          </table:table-cell>
          <table:table-cell table:style-name="ce3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 table:style-name="ce3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65" calcext:value-type="float">
            <text:p>6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63" calcext:value-type="float">
            <text:p>63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6" office:value-type="float" office:value="62" calcext:value-type="float">
            <text:p>62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83" calcext:value-type="float">
            <text:p>83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2" table:style-name="ce3" office:value-type="string" calcext:value-type="string">
            <text:p>…</text:p>
          </table:table-cell>
          <table:table-cell table:style-name="ce6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66" calcext:value-type="float">
            <text:p>66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61" calcext:value-type="float">
            <text:p>61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 table:style-name="ce3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95" calcext:value-type="float">
            <text:p>9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94" calcext:value-type="float">
            <text:p>94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 table:style-name="ce3" office:value-type="string" calcext:value-type="string">
            <text:p>…</text:p>
          </table:table-cell>
          <table:table-cell table:style-name="ce7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85" calcext:value-type="float">
            <text:p>8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84" calcext:value-type="float">
            <text:p>84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 table:style-name="ce3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9" office:value-type="float" office:value="96" calcext:value-type="float">
            <text:p>96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101" calcext:value-type="float">
            <text:p>101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99" calcext:value-type="float">
            <text:p>99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98" calcext:value-type="float">
            <text:p>98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-</text:p>
          </table:table-cell>
          <table:table-cell table:style-name="ce3" office:value-type="float" office:value="97" calcext:value-type="float">
            <text:p>97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b81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4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6:42:57.019894817</meta:creation-date>
    <dc:date>2021-03-15T18:10:28.725388919</dc:date>
    <meta:editing-duration>PT22M50S</meta:editing-duration>
    <meta:editing-cycles>4</meta:editing-cycles>
    <meta:generator>LibreOffice/6.1.5.2$Linux_X86_64 LibreOffice_project/10$Build-2</meta:generator>
    <meta:document-statistic meta:table-count="1" meta:cell-count="227" meta:object-count="0"/>
  </office:meta>
</office:document-meta>
</file>